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i-monospace" svg:font-family="ui-monospace, 'Cascadia Mono', 'Segoe UI Mono', 'Liberation Mono', Menlo, Monaco, Consolas, monospac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8371" officeooo:paragraph-rsid="00048371"/>
    </style:style>
    <style:style style:name="P2" style:family="paragraph" style:parent-style-name="Standard">
      <style:text-properties officeooo:rsid="00048371" officeooo:paragraph-rsid="00052c5f"/>
    </style:style>
    <style:style style:name="P3" style:family="paragraph" style:parent-style-name="Standard">
      <style:text-properties officeooo:rsid="00052c5f" officeooo:paragraph-rsid="00052c5f"/>
    </style:style>
    <style:style style:name="P4" style:family="paragraph" style:parent-style-name="Standard">
      <style:text-properties style:font-name="Liberation Serif" officeooo:rsid="00048371" officeooo:paragraph-rsid="00048371"/>
    </style:style>
    <style:style style:name="P5" style:family="paragraph" style:parent-style-name="Standard">
      <style:text-properties style:font-name="Liberation Serif" officeooo:rsid="00048371" officeooo:paragraph-rsid="00052c5f"/>
    </style:style>
    <style:style style:name="P6" style:family="paragraph" style:parent-style-name="Standard">
      <style:text-properties style:font-name="Liberation Serif" officeooo:rsid="00052c5f" officeooo:paragraph-rsid="00052c5f"/>
    </style:style>
    <style:style style:name="P7" style:family="paragraph" style:parent-style-name="Standard">
      <style:text-properties style:font-name="Liberation Serif" officeooo:paragraph-rsid="00052c5f"/>
    </style:style>
    <style:style style:name="P8" style:family="paragraph" style:parent-style-name="Standard">
      <style:text-properties officeooo:paragraph-rsid="00052c5f"/>
    </style:style>
    <style:style style:name="P9" style:family="paragraph" style:parent-style-name="Standard">
      <style:text-properties officeooo:rsid="0005e4f9" officeooo:paragraph-rsid="0005e4f9"/>
    </style:style>
    <style:style style:name="P10" style:family="paragraph" style:parent-style-name="Standard">
      <style:text-properties fo:font-style="normal" officeooo:rsid="0007e383" officeooo:paragraph-rsid="0007e383" style:font-style-asian="normal" style:font-style-complex="normal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text-properties fo:font-weight="bold" officeooo:rsid="00052c5f" officeooo:paragraph-rsid="00052c5f" style:font-weight-asian="bold" style:font-weight-complex="bold"/>
    </style:style>
    <style:style style:name="P13" style:family="paragraph" style:parent-style-name="Standard">
      <style:text-properties fo:font-weight="bold" officeooo:rsid="000947e7" officeooo:paragraph-rsid="000947e7" style:font-weight-asian="bold" style:font-weight-complex="bold"/>
    </style:style>
    <style:style style:name="P14" style:family="paragraph" style:parent-style-name="Standard">
      <style:text-properties officeooo:rsid="000afb95" officeooo:paragraph-rsid="000afb95"/>
    </style:style>
    <style:style style:name="P15" style:family="paragraph" style:parent-style-name="Standard">
      <style:text-properties officeooo:rsid="000c4579" officeooo:paragraph-rsid="000c4579"/>
    </style:style>
    <style:style style:name="P16" style:family="paragraph" style:parent-style-name="Standard">
      <style:text-properties officeooo:rsid="000c55fc" officeooo:paragraph-rsid="000c55fc"/>
    </style:style>
    <style:style style:name="P17" style:family="paragraph" style:parent-style-name="Standard">
      <style:text-properties fo:font-size="18pt" fo:font-weight="normal" officeooo:rsid="000c55fc" officeooo:paragraph-rsid="000c55fc" style:font-size-asian="18pt" style:font-weight-asian="normal" style:font-size-complex="18pt" style:font-weight-complex="normal"/>
    </style:style>
    <style:style style:name="P18" style:family="paragraph" style:parent-style-name="Standard">
      <style:text-properties officeooo:rsid="000dd803" officeooo:paragraph-rsid="000dd803"/>
    </style:style>
    <style:style style:name="P19" style:family="paragraph" style:parent-style-name="Standard">
      <style:text-properties officeooo:paragraph-rsid="000edea3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48371" style:font-size-asian="16pt" style:font-size-complex="16pt"/>
    </style:style>
    <style:style style:name="T3" style:family="text">
      <style:text-properties fo:font-size="16pt" officeooo:rsid="0005e4f9" style:font-size-asian="16pt" style:font-size-complex="16pt"/>
    </style:style>
    <style:style style:name="T4" style:family="text">
      <style:text-properties fo:font-size="16pt" officeooo:rsid="000a2d78" style:font-size-asian="16pt" style:font-size-complex="16pt"/>
    </style:style>
    <style:style style:name="T5" style:family="text">
      <style:text-properties fo:font-size="16pt" fo:font-style="italic" style:font-size-asian="16pt" style:font-style-asian="italic" style:font-size-complex="16pt" style:font-style-complex="italic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variant="normal" fo:text-transform="none" fo:color="#0c0d0e" fo:font-size="15pt" fo:letter-spacing="normal" fo:font-style="normal" fo:font-weight="normal" style:font-size-asian="15pt" style:font-size-complex="15pt"/>
    </style:style>
    <style:style style:name="T8" style:family="text">
      <style:text-properties fo:font-variant="normal" fo:text-transform="none" fo:color="#0c0d0e" fo:font-size="15pt" fo:letter-spacing="normal" fo:font-style="normal" fo:font-weight="normal" officeooo:rsid="00048371" style:font-size-asian="15pt" style:font-size-complex="15pt"/>
    </style:style>
    <style:style style:name="T9" style:family="text">
      <style:text-properties fo:font-variant="normal" fo:text-transform="none" fo:color="#0c0d0e" style:font-name="Liberation Serif" fo:font-size="15pt" fo:letter-spacing="normal" fo:font-style="normal" fo:font-weight="normal" style:font-size-asian="15pt" style:font-size-complex="15pt"/>
    </style:style>
    <style:style style:name="T10" style:family="text">
      <style:text-properties fo:font-variant="normal" fo:text-transform="none" fo:color="#0c0d0e" style:font-name="Liberation Serif" fo:font-size="15pt" fo:letter-spacing="normal" fo:font-style="normal" fo:font-weight="normal" officeooo:rsid="000dd803" style:font-size-asian="15pt" style:font-size-complex="15pt"/>
    </style:style>
    <style:style style:name="T11" style:family="text">
      <style:text-properties fo:font-variant="normal" fo:text-transform="none" fo:color="#0c0d0e" style:font-name="Liberation Serif" fo:font-size="15pt" fo:letter-spacing="normal" fo:font-style="normal" fo:font-weight="bold" style:font-size-asian="15pt" style:font-weight-asian="bold" style:font-size-complex="15pt" style:font-weight-complex="bold"/>
    </style:style>
    <style:style style:name="T12" style:family="text">
      <style:text-properties fo:font-variant="normal" fo:text-transform="none" fo:color="#0c0d0e" style:font-name="Liberation Serif" fo:font-size="15pt" fo:letter-spacing="normal" fo:font-style="normal" style:font-size-asian="15pt" style:font-size-complex="15pt"/>
    </style:style>
    <style:style style:name="T13" style:family="text">
      <style:text-properties fo:font-variant="normal" fo:text-transform="none" fo:color="#0c0d0e" style:font-name="Liberation Serif" fo:letter-spacing="normal" fo:font-style="normal"/>
    </style:style>
    <style:style style:name="T14" style:family="text">
      <style:text-properties fo:font-variant="normal" fo:text-transform="none" fo:color="#a9b7c6" style:font-name="JetBrains Mono" fo:font-size="10pt" fo:letter-spacing="normal" fo:font-style="normal" fo:font-weight="normal" style:font-size-asian="10pt" style:font-style-asian="normal" style:font-weight-asian="normal" style:font-size-complex="15pt"/>
    </style:style>
    <style:style style:name="T15" style:family="text">
      <style:text-properties style:font-name="Liberation Serif" fo:font-size="16pt" style:font-size-asian="16pt" style:font-size-complex="16pt"/>
    </style:style>
    <style:style style:name="T16" style:family="text">
      <style:text-properties style:font-name="Liberation Serif" fo:font-size="16pt" officeooo:rsid="000a2d78" style:font-size-asian="16pt" style:font-size-complex="16pt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0pt" fo:font-weight="bold" officeooo:rsid="00048371" style:font-size-asian="20pt" style:font-weight-asian="bold" style:font-size-complex="20pt" style:font-weight-complex="bold"/>
    </style:style>
    <style:style style:name="T19" style:family="text">
      <style:text-properties fo:font-size="32pt" officeooo:rsid="00048371" style:font-size-asian="32pt" style:font-size-complex="32pt"/>
    </style:style>
    <style:style style:name="T20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a9b7c6" style:font-name="JetBrains Mono" fo:font-size="10pt" fo:font-style="italic" fo:font-weight="normal" style:font-size-asian="10pt" style:font-style-asian="italic" style:font-weight-asian="normal"/>
    </style:style>
    <style:style style:name="T22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9">Redis </text:span></text:p>
      <text:p text:style-name="Standard"><text:span text:style-name="T2"/></text:p>
      <text:p text:style-name="P12"><text:span text:style-name="T2">I</text:span><text:span text:style-name="T1">nstallation </text:span></text:p>
      <text:p text:style-name="P3"><text:span text:style-name="T1"/></text:p>
      <text:p text:style-name="P3"><text:span text:style-name="T1">thr</text:span><text:span text:style-name="T4">o</text:span><text:span text:style-name="T1">ugh Apt Repository</text:span></text:p>
      <text:p text:style-name="Standard"><text:a xlink:type="simple" xlink:href="https://redis.io/docs/latest/operate/oss_and_stack/install/install-stack/linux/" text:style-name="Internet_20_link" text:visited-style-name="Visited_20_Internet_20_Link"><text:span text:style-name="T2">https://redis.io/docs/latest/operate/oss_and_stack/install/install-stack/linux/</text:span></text:a><text:span text:style-name="T2"> </text:span></text:p>
      <text:p text:style-name="Standard"><text:span text:style-name="T2"/></text:p>
      <text:p text:style-name="P2"><text:span text:style-name="T15">Co</text:span><text:span text:style-name="T16">n</text:span><text:span text:style-name="T15">fig File to change the conf</text:span><text:span text:style-name="T16">i</text:span><text:span text:style-name="T15">guration <text:line-break/>to redis-stack.config : /opt/redis-stack/etc/redis-stack.config </text:span></text:p>
      <text:p text:style-name="P5"><text:span text:style-name="T1"/></text:p>
      <text:p text:style-name="P7"><text:span text:style-name="T2">after changing config file Restart the service <text:line-break/></text:span><text:span text:style-name="T8">sudo systemctl restart redis-stack-server</text:span></text:p>
      <text:p text:style-name="P7"><text:span text:style-name="T8"/></text:p>
      <text:p text:style-name="P6"><text:span text:style-name="T8">(</text:span><text:span text:style-name="T7">change password or [System Requirements &amp; permision to access])</text:span></text:p>
      <text:p text:style-name="P7"><text:a xlink:type="simple" xlink:href="https://www.digitalocean.com/community/tutorials/how-to-install-and-secure-redis-on-ubuntu-20-04" text:style-name="Internet_20_link" text:visited-style-name="Visited_20_Internet_20_Link">https://www.digitalocean.com/community/tutorials/how-to-install-and-secure-redis-on-ubuntu-20-04</text:a><text:span text:style-name="T8"> </text:span></text:p>
      <text:p text:style-name="P7"><text:span text:style-name="T8"/></text:p>
      <text:p text:style-name="P3"><text:span text:style-name="T2">O</text:span><text:span text:style-name="T1">R</text:span></text:p>
      <text:p text:style-name="P3"><text:span text:style-name="T1"/></text:p>
      <text:p text:style-name="P3"><text:span text:style-name="T2">t</text:span><text:span text:style-name="T1">hrough Docker (redis stack)</text:span></text:p>
      <text:p text:style-name="P3"><text:a xlink:type="simple" xlink:href="https://redis.io/docs/latest/operate/oss_and_stack/install/install-stack/docker/" text:style-name="Internet_20_link" text:visited-style-name="Visited_20_Internet_20_Link"><text:span text:style-name="T1">https://redis.io/docs/latest/operate/oss_and_stack/install/install-stack/docker/</text:span></text:a><text:span text:style-name="T1"> </text:span></text:p>
      <text:p text:style-name="Standard"><text:span text:style-name="T2"><text:s text:c="7"/></text:span></text:p>
      <text:p text:style-name="P6"><text:span text:style-name="T7">Through Docker (Redis )<text:line-break/></text:span><text:a xlink:type="simple" xlink:href="https://www.docker.com/blog/how-to-use-the-redis-docker-official-image/" text:style-name="Internet_20_link" text:visited-style-name="Visited_20_Internet_20_Link">https://www.docker.com/blog/how-to-use-the-redis-docker-official-image/</text:a><text:span text:style-name="T8"> </text:span></text:p>
      <text:p text:style-name="P8"><text:span text:style-name="T2"><text:line-break/></text:span></text:p>
      <text:p text:style-name="P3"><text:span text:style-name="T18">I</text:span><text:span text:style-name="T17">nstalation steps </text:span><text:span text:style-name="T1"><text:line-break/></text:span></text:p>
      <text:p text:style-name="P3"><text:span text:style-name="T1">-&gt; Install Redis / Redis Stack from official documentation using apt repository </text:span></text:p>
      <text:p text:style-name="P3"><text:span text:style-name="T1">-&gt; Change the Supervise Directive </text:span></text:p>
      <text:p text:style-name="P3"><text:span text:style-name="T1">-&gt; ChangePermission Who cna access through Above DigitalOcean Article</text:span></text:p>
      <text:p text:style-name="P3"><text:span text:style-name="T1">-&gt; Restart the service.</text:span></text:p>
      <text:p text:style-name="P3"><text:span text:style-name="T1"/></text:p>
      <text:p text:style-name="P3"><text:span text:style-name="T1"/></text:p>
      <text:p text:style-name="P3"><text:span text:style-name="T6">Connect </text:span><text:span text:style-name="T1"><text:line-break/></text:span></text:p>
      <text:p text:style-name="P3"><text:span text:style-name="T1">1.) Redis Cli <text:s/></text:span></text:p>
      <text:p text:style-name="P3"><text:soft-page-break/><text:span text:style-name="T1">2.) Redis Insight</text:span></text:p>
      <text:p text:style-name="P3"><text:span text:style-name="T1"/></text:p>
      <text:p text:style-name="P3"><text:span text:style-name="T1">For Redis-cli <text:line-break/><text:line-break/>In terminal Command :<text:line-break/><text:tab/></text:span><text:span text:style-name="T5">redis-cli </text:span><text:span text:style-name="T1"><text:line-break/>and follow the instruction of download if not available.</text:span></text:p>
      <text:p text:style-name="P9"><text:span text:style-name="T1">For confirmation <text:line-break/><text:tab/></text:span><text:span text:style-name="T5">ping<text:line-break/><text:tab/>response : pong</text:span></text:p>
      <text:p text:style-name="P9"><text:span text:style-name="T5"/></text:p>
      <text:p text:style-name="P10"><text:span text:style-name="T1">With Ip &amp; Port </text:span></text:p>
      <text:p text:style-name="P10"><text:span text:style-name="T1"><text:tab/>redis-cli -h 192.168.0.53 -p 6379</text:span></text:p>
      <text:p text:style-name="P3"><text:span text:style-name="T1"/></text:p>
      <text:p text:style-name="P3"><text:span text:style-name="T1">For Redis Insight :</text:span></text:p>
      <text:p text:style-name="P3"><text:span text:style-name="T1"><text:tab/>If through docker it will have it default in redis-stack-server( Not </text:span><text:span text:style-name="T3">For </text:span><text:span text:style-name="T1">Production)<text:line-break/><text:tab/>Or Download through Ubantu Software</text:span></text:p>
      <text:p text:style-name="P3"><text:span text:style-name="T1"/></text:p>
      <text:p text:style-name="P3"><text:span text:style-name="T1"/></text:p>
      <text:p text:style-name="P13"><text:span text:style-name="T2">A</text:span><text:span text:style-name="T1">ggregation Using Redis-Stack</text:span></text:p>
      <text:p text:style-name="P8"><text:span text:style-name="T2"/></text:p>
      <text:p text:style-name="P4"><text:span text:style-name="T7">Redis Aggregation Examples</text:span></text:p>
      <text:p text:style-name="P1"><text:a xlink:type="simple" xlink:href="https://github.com/redis/redis-om-spring/blob/main/redis-om-spring/src/test/java/com/redis/om/spring/search/stream/EntityStreamsAggregationsDocsTest.java" text:style-name="Internet_20_link" text:visited-style-name="Visited_20_Internet_20_Link">https://github.com/redis/redis-om-spring/blob/main/redis-om-spring/src/test/java/com/redis/om/spring/search/stream/EntityStreamsAggregationsDocsTest.java</text:a><text:span text:style-name="T9"> </text:span></text:p>
      <text:p text:style-name="P4"><text:span text:style-name="T7"/></text:p>
      <text:p text:style-name="P1"><text:a xlink:type="simple" xlink:href="https://github.com/redis/redis-om-spring/blob/main/redis-om-spring/src/main/java/com/redis/om/spring/search/stream/AggregationStreamImpl.java#L26" text:style-name="Internet_20_link" text:visited-style-name="Visited_20_Internet_20_Link">https://github.com/redis/redis-om-spring/blob/main/redis-om-spring/src/main/java/com/redis/om/spring/search/stream/AggregationStreamImpl.java#L26</text:a><text:span text:style-name="T9"> </text:span></text:p>
      <text:p text:style-name="P1"><text:span text:style-name="T9"/></text:p>
      <text:p text:style-name="P1"><text:a xlink:type="simple" xlink:href="https://www.docker.com/blog/how-to-use-the-redis-docker-official-image/" text:style-name="Internet_20_link" text:visited-style-name="Visited_20_Internet_20_Link"><text:span text:style-name="T9"/></text:a></text:p>
      <text:p text:style-name="P14"><text:span text:style-name="T11">Redis Gears</text:span><text:span text:style-name="T9"> </text:span></text:p>
      <text:p text:style-name="P14"><text:span text:style-name="T9"/></text:p>
      <text:p text:style-name="P14"><text:span text:style-name="T9">docker run --name my-redisgears -p 6380:6379 redislabs/redisgears:latest </text:span></text:p>
      <text:p text:style-name="P14"><text:span text:style-name="T9"/></text:p>
      <text:p text:style-name="P14"><text:span text:style-name="T9">To manually Download </text:span></text:p>
      <text:p text:style-name="P14"><text:a xlink:type="simple" xlink:href="https://redis.io/docs/latest/operate/oss_and_stack/stack-with-enterprise/gears-v1/installing-redisgears/" text:style-name="Internet_20_link" text:visited-style-name="Visited_20_Internet_20_Link">https://redis.io/docs/latest/operate/oss_and_stack/stack-with-enterprise/gears-v1/installing-redisgears/</text:a><text:span text:style-name="T9"> <text:line-break/></text:span><text:a xlink:type="simple" xlink:href="https://github.com/RedisGears/RedisGears/releases/tag/v1.2.9" text:style-name="Internet_20_link" text:visited-style-name="Visited_20_Internet_20_Link">https://github.com/RedisGears/RedisGears/releases/tag/v1.2.9</text:a><text:span text:style-name="T9"> </text:span></text:p>
      <text:p text:style-name="P14"><text:span text:style-name="T9"/></text:p>
      <text:p text:style-name="P15"><text:soft-page-break/><text:span text:style-name="T9">example of redis Gears with Spring </text:span></text:p>
      <text:p text:style-name="P15"><text:a xlink:type="simple" xlink:href="https://redis.io/learn/develop/java/spring/rate-limiting/fixed-window/reactive-gears" text:style-name="Internet_20_link" text:visited-style-name="Visited_20_Internet_20_Link">https://redis.io/learn/develop/java/spring/rate-limiting/fixed-window/reactive-gears</text:a><text:span text:style-name="T9"> </text:span></text:p>
      <text:p text:style-name="P15"><text:span text:style-name="T9"/></text:p>
      <text:p text:style-name="P17"><text:span text:style-name="T13">How To Work:</text:span></text:p>
      <text:p text:style-name="P16"><text:span text:style-name="T9"><text:tab/>Project is made using maven <text:line-break/><text:tab/>Create Jar <text:line-break/><text:tab/>and Deply the jar in the folder of project ane Run Command as below</text:span></text:p>
      <text:p text:style-name="P16"><text:span text:style-name="T9"><text:s/>redis-cli -x -h 192.168.0.53 -p 6380 RG.JEXECUTE com.redisgears.App &lt; /home/krishnab/Downloads/redisAgg/target/redisAgg-1.0-SNAPSHOT.jar </text:span></text:p>
      <text:p text:style-name="P16"><text:span text:style-name="T9"/></text:p>
      <text:p text:style-name="P16"><text:span text:style-name="T9">To Upload same jar again</text:span></text:p>
      <text:p text:style-name="P16"><text:span text:style-name="T9"><text:s/>redis-cli -x -h 192.168.0.53 -p 6380 RG.JEXECUTE com.redisgears.App &lt; /home/krishnab/Downloads/redisAgg/target/redisAgg-1.0-SNAPSHOT.jar upgrade</text:span></text:p>
      <text:p text:style-name="P16"><text:span text:style-name="T9"/></text:p>
      <text:p text:style-name="P16"><text:span text:style-name="T9">192.168.0.53 : Ip</text:span></text:p>
      <text:p text:style-name="P16"><text:span text:style-name="T9">6380 : port</text:span></text:p>
      <text:p text:style-name="P16"><text:span text:style-name="T9">RG.JEXECUTE : Redis Gears Command</text:span></text:p>
      <text:p text:style-name="P16"><text:span text:style-name="T9">com.redisgears.App : Main Class Name </text:span></text:p>
      <text:p text:style-name="P16"><text:span text:style-name="T9">/home/krishnab/.../redisAgg-1.0-SNAPSHOT.jar : jar path</text:span></text:p>
      <text:p text:style-name="P16"><text:span text:style-name="T9"/></text:p>
      <text:p text:style-name="P16"><text:span text:style-name="T9"/></text:p>
      <text:p text:style-name="P19"><text:span text:style-name="T10">Change in the Code </text:span></text:p>
      <text:p text:style-name="P19"><text:span text:style-name="T10"><text:line-break/></text:span><text:span text:style-name="T14">KeysReader reader = </text:span><text:span text:style-name="T22">new </text:span><text:span text:style-name="T20">KeysReader()</text:span><text:line-break/><text:span text:style-name="T20"> <text:s text:c="7"/>.setEventTypes(</text:span><text:span text:style-name="T22">new </text:span><text:span text:style-name="T20">String[]{</text:span><text:span text:style-name="T23">"hset"</text:span><text:span text:style-name="T20">})</text:span><text:line-break/><text:span text:style-name="T20"> <text:s text:c="7"/>.setPattern(</text:span><text:span text:style-name="T23">"vehiclePosition:*"</text:span><text:span text:style-name="T20">)</text:span><text:span text:style-name="T22">; <text:s/></text:span><text:span text:style-name="T24">// Adjust the pattern as needed</text:span><text:line-break/><text:line-break/><text:span text:style-name="T20">GearsBuilder&lt;KeysReaderRecord&gt; gb = GearsBuilder.</text:span><text:span text:style-name="T21">CreateGearsBuilder</text:span><text:span text:style-name="T20">(reader)</text:span><text:span text:style-name="T22">;</text:span><text:line-break/><text:line-break/><text:span text:style-name="T24">//gb.filter(r -&gt; r.getKey().startsWith("vehiclePosition:"));</text:span><text:line-break/><text:span text:style-name="T20">gb.foreach(r -&gt; {</text:span><text:line-break/><text:span text:style-name="T20"> <text:s text:c="3"/>String deviceId = r.getHashVal().get(</text:span><text:span text:style-name="T23">"deviceId"</text:span><text:span text:style-name="T20">)</text:span><text:span text:style-name="T22">;</text:span></text:p>
      <text:p text:style-name="P18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i-monospace" svg:font-family="ui-monospace, 'Cascadia Mono', 'Segoe UI Mono', 'Liberation Mono', Menlo, Monaco, Consolas, monospac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3T12:18:24.907834941</meta:creation-date>
    <dc:date>2024-06-03T16:04:16.856547977</dc:date>
    <meta:editing-duration>PT3H21M16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3" meta:paragraph-count="50" meta:word-count="272" meta:character-count="3012" meta:non-whitespace-character-count="2710"/>
  </office:meta>
</office:document-meta>
</file>